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2:'cc vs rs'.A2 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10"/>
        </table:table-row>
        <table:table-row table:style-name="ro2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10"/>
        </table:table-row>
        <table:table-row table:style-name="ro2" table:number-rows-repeated="7">
          <table:table-cell table:number-columns-repeated="15"/>
        </table:table-row>
        <table:table-row table:style-name="ro3">
          <table:table-cell table:number-columns-repeated="14"/>
          <table:table-cell office:value-type="string">
            <text:p>Central counter: strebt gegen schreiben + a few cycles</text:p>
          </table:table-cell>
        </table:table-row>
        <table:table-row table:style-name="ro2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12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12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12"/>
        </table:table-row>
        <table:table-row table:style-name="ro1">
          <table:table-cell office:value-type="string">
            <text:p>Work=10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 table:number-columns-repeated="10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 table:number-columns-repeated="10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 table:number-columns-repeated="10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 table:number-columns-repeated="10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ork=100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1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12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12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12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8:'di vs rf'.A8 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5.311in" svg:y="3.974in">
            <draw:object draw:notify-on-update-of-ranges="'di vs rf'.A24:'di vs rf'.A24 'di vs rf'.A25:'di vs rf'.A31 'di vs rf'.B24:'di vs rf'.B24 'di vs rf'.B25:'di vs rf'.B31 'di vs rf'.C24:'di vs rf'.C24 'di vs rf'.C25:'di vs rf'.C31 'di vs rf'.D24:'di vs rf'.D24 'di vs rf'.D25:'di vs rf'.D31 'di vs rf'.E24:'di vs rf'.E24 'di vs rf'.E25:'di vs rf'.E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5:'di vs rf'.A55 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4:'di vs rf'.A64 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2.4331in" svg:y="4.0028in">
            <draw:object draw:notify-on-update-of-ranges="'di vs rf'.A34:'di vs rf'.A34 'di vs rf'.A35:'di vs rf'.A41 'di vs rf'.B34:'di vs rf'.B34 'di vs rf'.B35:'di vs rf'.B41 'di vs rf'.C34:'di vs rf'.C34 'di vs rf'.C35:'di vs rf'.C41 'di vs rf'.D34:'di vs rf'.D34 'di vs rf'.D35:'di vs rf'.D41 'di vs rf'.E34:'di vs rf'.E34 'di vs rf'.E35:'di vs rf'.E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19.5677in" svg:y="3.9799in">
            <draw:object draw:notify-on-update-of-ranges="'di vs rf'.A44:'di vs rf'.A44 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3:'di vs rf'.A73 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Work=100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</table:table-row>
        <table:table-row table:style-name="ro2" table:number-rows-repeated="11">
          <table:table-cell table:number-columns-repeated="5"/>
        </table:table-row>
        <table:table-row table:style-name="ro1">
          <table:table-cell office:value-type="string">
            <text:p>Work=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Round 1</text:p>
          </table:table-cell>
          <table:table-cell office:value-type="string">
            <text:p>Round 2</text:p>
          </table:table-cell>
          <table:table-cell office:value-type="string">
            <text:p>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425.063">
            <text:p>425.063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407.572">
            <text:p>407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387.068">
            <text:p>387.068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362.331">
            <text:p>362.331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331.219">
            <text:p>331.219</text:p>
          </table:table-cell>
          <table:table-cell office:value-type="float" office:value="173.022">
            <text:p>173.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289.465">
            <text:p>289.465</text:p>
          </table:table-cell>
          <table:table-cell office:value-type="float" office:value="164.432">
            <text:p>164.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226.5">
            <text:p>226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Round 1</text:p>
          </table:table-cell>
          <table:table-cell office:value-type="string">
            <text:p>Round 2</text:p>
          </table:table-cell>
          <table:table-cell office:value-type="string">
            <text:p>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699.717">
            <text:p>2699.717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556.858">
            <text:p>255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390.186">
            <text:p>2390.186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190.174">
            <text:p>2190.174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940.138">
            <text:p>1940.138</text:p>
          </table:table-cell>
          <table:table-cell office:value-type="float" office:value="155.194">
            <text:p>155.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606.671">
            <text:p>1606.671</text:p>
          </table:table-cell>
          <table:table-cell office:value-type="float" office:value="154.01">
            <text:p>154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106.045">
            <text:p>1106.0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ork=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und 1</text:p>
          </table:table-cell>
          <table:table-cell office:value-type="string">
            <text:p>Round 2</text:p>
          </table:table-cell>
          <table:table-cell office:value-type="string">
            <text:p>Round 3</text:p>
          </table:table-cell>
          <table:table-cell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Work=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No one Left</text:p>
          </table:table-cell>
          <table:table-cell office:value-type="string">
            <text:p>One Left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one Left</text:p>
          </table:table-cell>
          <table:table-cell office:value-type="string">
            <text:p>One Left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ork=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one Left</text:p>
          </table:table-cell>
          <table:table-cell office:value-type="string">
            <text:p>One Left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2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3:4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16T17:10:31</dc:date>
    <meta:editing-duration>PT14H48M41S</meta:editing-duration>
    <meta:editing-cycles>117</meta:editing-cycles>
    <meta:print-date>2013-10-16T17:09:16</meta:print-date>
    <meta:document-statistic meta:table-count="2" meta:cell-count="42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3.454cm" style:legend-expansion="high" chart:style-name="ch2"/>
        <chart:plot-area chart:style-name="ch3" table:cell-range-address="'di vs rf'.A24:'di vs rf'.E31" chart:data-source-has-labels="both" svg:x="0.77cm" svg:y="0.855cm" svg:width="12.062cm" svg:height="6.984cm">
          <chartooo:coordinate-region svg:x="5.096cm" svg:y="0.855cm" svg:width="7.456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di vs rf'.B24:'di vs rf'.B24</svg:desc>
                </draw:g>
              </table:table-cell>
              <table:table-cell office:value-type="string">
                <text:p>Round 1</text:p>
                <draw:g>
                  <svg:desc>'di vs rf'.C24:'di vs rf'.C24</svg:desc>
                </draw:g>
              </table:table-cell>
              <table:table-cell office:value-type="string">
                <text:p>Round 2</text:p>
                <draw:g>
                  <svg:desc>'di vs rf'.D24:'di vs rf'.D24</svg:desc>
                </draw:g>
              </table:table-cell>
              <table:table-cell office:value-type="string">
                <text:p>Round 3</text:p>
                <draw:g>
                  <svg:desc>'di vs rf'.E24:'di vs rf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425.063">
                <text:p>425.063</text:p>
                <draw:g>
                  <svg:desc>'di vs rf'.C25:'di vs rf'.C31</svg:desc>
                </draw:g>
              </table:table-cell>
              <table:table-cell office:value-type="float" office:value="191.344">
                <text:p>191.344</text:p>
                <draw:g>
                  <svg:desc>'di vs rf'.D25:'di vs rf'.D31</svg:desc>
                </draw:g>
              </table:table-cell>
              <table:table-cell office:value-type="float" office:value="196.548">
                <text:p>196.548</text:p>
                <draw:g>
                  <svg:desc>'di vs rf'.E25:'di vs rf'.E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407.572">
                <text:p>407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387.068">
                <text:p>387.068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362.331">
                <text:p>362.331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331.219">
                <text:p>331.219</text:p>
              </table:table-cell>
              <table:table-cell office:value-type="float" office:value="173.022">
                <text:p>173.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289.465">
                <text:p>289.465</text:p>
              </table:table-cell>
              <table:table-cell office:value-type="float" office:value="164.432">
                <text:p>164.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226.5">
                <text:p>22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'di vs rf'.A55:'di vs rf'.E61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di vs rf'.B55:'di vs rf'.B55</svg:desc>
                </draw:g>
              </table:table-cell>
              <table:table-cell office:value-type="string">
                <text:p>One Working</text:p>
                <draw:g>
                  <svg:desc>'di vs rf'.C55:'di vs rf'.C55</svg:desc>
                </draw:g>
              </table:table-cell>
              <table:table-cell office:value-type="string">
                <text:p>No one Left</text:p>
                <draw:g>
                  <svg:desc>'di vs rf'.D55:'di vs rf'.D55</svg:desc>
                </draw:g>
              </table:table-cell>
              <table:table-cell office:value-type="string">
                <text:p>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952cm" style:legend-expansion="high" chart:style-name="ch2"/>
        <chart:plot-area chart:style-name="ch3" table:cell-range-address="'di vs rf'.A64:'di vs rf'.C70" chart:data-source-has-labels="both" svg:x="0.77cm" svg:y="0.855cm" svg:width="12.089cm" svg:height="6.984cm">
          <chartooo:coordinate-region svg:x="5.307cm" svg:y="0.855cm" svg:width="7.272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ne Left</text:p>
                <draw:g>
                  <svg:desc>'di vs rf'.B64:'di vs rf'.B64</svg:desc>
                </draw:g>
              </table:table-cell>
              <table:table-cell office:value-type="string">
                <text:p>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3.454cm" style:legend-expansion="high" chart:style-name="ch2"/>
        <chart:plot-area chart:style-name="ch3" table:cell-range-address="'di vs rf'.A34:'di vs rf'.E41" chart:data-source-has-labels="both" svg:x="0.77cm" svg:y="0.855cm" svg:width="12.062cm" svg:height="6.984cm">
          <chartooo:coordinate-region svg:x="5.096cm" svg:y="0.855cm" svg:width="7.364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di vs rf'.B34:'di vs rf'.B34</svg:desc>
                </draw:g>
              </table:table-cell>
              <table:table-cell office:value-type="string">
                <text:p>Round 1</text:p>
                <draw:g>
                  <svg:desc>'di vs rf'.C34:'di vs rf'.C34</svg:desc>
                </draw:g>
              </table:table-cell>
              <table:table-cell office:value-type="string">
                <text:p>Round 2</text:p>
                <draw:g>
                  <svg:desc>'di vs rf'.D34:'di vs rf'.D34</svg:desc>
                </draw:g>
              </table:table-cell>
              <table:table-cell office:value-type="string">
                <text:p>Round 3</text:p>
                <draw:g>
                  <svg:desc>'di vs rf'.E34:'di vs rf'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699.717">
                <text:p>2699.717</text:p>
                <draw:g>
                  <svg:desc>'di vs rf'.C35:'di vs rf'.C41</svg:desc>
                </draw:g>
              </table:table-cell>
              <table:table-cell office:value-type="float" office:value="156.615">
                <text:p>156.615</text:p>
                <draw:g>
                  <svg:desc>'di vs rf'.D35:'di vs rf'.D41</svg:desc>
                </draw:g>
              </table:table-cell>
              <table:table-cell office:value-type="float" office:value="184.626">
                <text:p>184.626</text:p>
                <draw:g>
                  <svg:desc>'di vs rf'.E35:'di vs rf'.E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556.858">
                <text:p>255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390.186">
                <text:p>2390.186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190.174">
                <text:p>2190.174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940.138">
                <text:p>1940.138</text:p>
              </table:table-cell>
              <table:table-cell office:value-type="float" office:value="155.194">
                <text:p>155.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606.671">
                <text:p>1606.671</text:p>
              </table:table-cell>
              <table:table-cell office:value-type="float" office:value="154.01">
                <text:p>154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106.045">
                <text:p>1106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75cm" svg:y="3.703cm" style:legend-expansion="high" chart:style-name="ch2"/>
        <chart:plot-area chart:style-name="ch3" table:cell-range-address="'di vs rf'.A44:'di vs rf'.D51" chart:data-source-has-labels="both" svg:x="0.77cm" svg:y="0.855cm" svg:width="12.565cm" svg:height="6.984cm">
          <chartooo:coordinate-region svg:x="5.096cm" svg:y="0.855cm" svg:width="7.959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 1</text:p>
                <draw:g>
                  <svg:desc>'di vs rf'.B44:'di vs rf'.B44</svg:desc>
                </draw:g>
              </table:table-cell>
              <table:table-cell office:value-type="string">
                <text:p>Round 2</text:p>
                <draw:g>
                  <svg:desc>'di vs rf'.C44:'di vs rf'.C44</svg:desc>
                </draw:g>
              </table:table-cell>
              <table:table-cell office:value-type="string">
                <text:p>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952cm" style:legend-expansion="high" chart:style-name="ch2"/>
        <chart:plot-area chart:style-name="ch3" table:cell-range-address="'di vs rf'.A73:'di vs rf'.C79" chart:data-source-has-labels="both" svg:x="0.77cm" svg:y="0.855cm" svg:width="12.089cm" svg:height="6.984cm">
          <chartooo:coordinate-region svg:x="5.307cm" svg:y="0.855cm" svg:width="7.272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ne Left</text:p>
                <draw:g>
                  <svg:desc>'di vs rf'.B73:'di vs rf'.B73</svg:desc>
                </draw:g>
              </table:table-cell>
              <table:table-cell office:value-type="string">
                <text:p>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454cm" style:legend-expansion="high" chart:style-name="ch2"/>
        <chart:plot-area chart:style-name="ch3" table:cell-range-address="'cc vs rs'.A50:'cc vs rs'.E56" chart:data-source-has-labels="both" svg:x="0.77cm" svg:y="0.855cm" svg:width="11.824cm" svg:height="6.984cm">
          <chartooo:coordinate-region svg:x="5.307cm" svg:y="0.855cm" svg:width="7.00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39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